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705cm"/>
    </style:style>
    <style:style style:name="Tabla4.B" style:family="table-column">
      <style:table-column-properties style:column-width="6.562cm"/>
    </style:style>
    <style:style style:name="Tabla4.C" style:family="table-column">
      <style:table-column-properties style:column-width="1.74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117cm"/>
    </style:style>
    <style:style style:name="Tabla3.C" style:family="table-column">
      <style:table-column-properties style:column-width="1.42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731cm"/>
    </style:style>
    <style:style style:name="Tabla1.B" style:family="table-column">
      <style:table-column-properties style:column-width="6.853cm"/>
    </style:style>
    <style:style style:name="Tabla1.C" style:family="table-column">
      <style:table-column-properties style:column-width="1.42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officeooo:rsid="000c9218" officeooo:paragraph-rsid="000c9218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3d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1551a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49ae" officeooo:paragraph-rsid="000e49a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950dc" officeooo:paragraph-rsid="00388967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afb03" officeooo:paragraph-rsid="001afb03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25993" officeooo:paragraph-rsid="000e49ae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25993" officeooo:paragraph-rsid="00143d7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25ec00" officeooo:paragraph-rsid="0036050b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25ec00" officeooo:paragraph-rsid="0025ec00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5ec0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0c921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5ec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307eaf" officeooo:paragraph-rsid="001afb03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.5pt" officeooo:rsid="001c504e" officeooo:paragraph-rsid="0035456e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.5pt" officeooo:rsid="001c504e" officeooo:paragraph-rsid="0036050b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35456e" officeooo:paragraph-rsid="00241dc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38182f" officeooo:paragraph-rsid="0038182f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2b0ee0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36050b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29e843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36050b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0.5pt" officeooo:rsid="0036050b" officeooo:paragraph-rsid="0036050b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.5pt" officeooo:rsid="0029e843" officeooo:paragraph-rsid="0036050b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29e843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36050b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47a2af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47a2af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47a2c0" style:font-size-asian="10.5pt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47a2af" style:font-size-asian="10.5pt" style:font-size-complex="10.5pt"/>
    </style:style>
    <style:style style:name="P33" style:family="paragraph" style:parent-style-name="Standard">
      <style:paragraph-properties fo:text-align="justify" style:justify-single-word="false"/>
      <style:text-properties officeooo:paragraph-rsid="0043f6e2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1950dc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38182f"/>
    </style:style>
    <style:style style:name="P36" style:family="paragraph" style:parent-style-name="Standard">
      <style:paragraph-properties fo:text-align="justify" style:justify-single-word="false"/>
      <style:text-properties officeooo:paragraph-rsid="0047a2c0"/>
    </style:style>
    <style:style style:name="P37" style:family="paragraph" style:parent-style-name="Standard" style:list-style-name="L3">
      <style:paragraph-properties fo:text-align="justify" style:justify-single-word="false"/>
      <style:text-properties officeooo:paragraph-rsid="0047a2c0"/>
    </style:style>
    <style:style style:name="P38" style:family="paragraph" style:parent-style-name="Standard">
      <style:paragraph-properties fo:text-align="justify" style:justify-single-word="false"/>
      <style:text-properties style:font-name="Liberation Serif" officeooo:rsid="00241dc4" officeooo:paragraph-rsid="00163114"/>
    </style:style>
    <style:style style:name="P39" style:family="paragraph" style:parent-style-name="Standard">
      <style:paragraph-properties fo:text-align="justify" style:justify-single-word="false"/>
      <style:text-properties style:font-name="Liberation Serif" officeooo:rsid="003f1ce3" officeooo:paragraph-rsid="003f1ce3"/>
    </style:style>
    <style:style style:name="P40" style:family="paragraph" style:parent-style-name="Standard">
      <style:paragraph-properties fo:text-align="justify" style:justify-single-word="false"/>
      <style:text-properties style:font-name="Liberation Serif" officeooo:rsid="002e5b58" officeooo:paragraph-rsid="0038182f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rsid="001afb03" officeooo:paragraph-rsid="004288a5"/>
    </style:style>
    <style:style style:name="P4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43f6e2" officeooo:paragraph-rsid="0047a2af"/>
    </style:style>
    <style:style style:name="P43" style:family="paragraph" style:parent-style-name="Standard">
      <style:paragraph-properties fo:text-align="justify" style:justify-single-word="false"/>
      <style:text-properties style:font-name="Liberation Serif" officeooo:rsid="001950dc" officeooo:paragraph-rsid="0045c57c"/>
    </style:style>
    <style:style style:name="P44" style:family="paragraph" style:parent-style-name="Standard">
      <style:paragraph-properties fo:text-align="justify" style:justify-single-word="false"/>
      <style:text-properties style:font-name="Liberation Serif" officeooo:rsid="001950dc" officeooo:paragraph-rsid="0047a2c0"/>
    </style:style>
    <style:style style:name="P45" style:family="paragraph" style:parent-style-name="Standard">
      <style:paragraph-properties fo:text-align="justify" style:justify-single-word="false"/>
      <style:text-properties style:font-name="Liberation Serif" officeooo:rsid="0035456e" officeooo:paragraph-rsid="0038182f"/>
    </style:style>
    <style:style style:name="P46" style:family="paragraph" style:parent-style-name="Standard">
      <style:paragraph-properties fo:text-align="justify" style:justify-single-word="false"/>
      <style:text-properties style:font-name="Liberation Serif" officeooo:rsid="0038182f" officeooo:paragraph-rsid="0038182f"/>
    </style:style>
    <style:style style:name="P47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43f6e2" officeooo:paragraph-rsid="0047a2af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officeooo:rsid="0047a2c0" officeooo:paragraph-rsid="0047a2c0"/>
    </style:style>
    <style:style style:name="P49" style:family="paragraph" style:parent-style-name="Standard">
      <style:text-properties officeooo:paragraph-rsid="0047a2af"/>
    </style:style>
    <style:style style:name="P50" style:family="paragraph" style:parent-style-name="Standard">
      <style:paragraph-properties fo:text-align="start" style:justify-single-word="false"/>
      <style:text-properties fo:font-size="10.5pt" officeooo:paragraph-rsid="0047a2c0" style:font-size-asian="10.5pt" style:font-size-complex="10.5pt"/>
    </style:style>
    <style:style style:name="P51" style:family="paragraph" style:parent-style-name="Standard">
      <style:paragraph-properties fo:text-align="justify" style:justify-single-word="false"/>
      <style:text-properties officeooo:rsid="0047a2c0" officeooo:paragraph-rsid="0047a2c0"/>
    </style:style>
    <style:style style:name="P52" style:family="paragraph" style:parent-style-name="Standard" style:list-style-name="L4">
      <style:paragraph-properties fo:text-align="justify" style:justify-single-word="false"/>
      <style:text-properties officeooo:rsid="0047a2c0" officeooo:paragraph-rsid="0047a2c0"/>
    </style:style>
    <style:style style:name="P53" style:family="paragraph" style:parent-style-name="Standard" style:list-style-name="L4">
      <style:paragraph-properties fo:text-align="justify" style:justify-single-word="false"/>
      <style:text-properties officeooo:rsid="0047a2c0" officeooo:paragraph-rsid="00481d9d"/>
    </style:style>
    <style:style style:name="T1" style:family="text">
      <style:text-properties officeooo:rsid="001259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993"/>
    </style:style>
    <style:style style:name="T4" style:family="text">
      <style:text-properties officeooo:rsid="001afb03"/>
    </style:style>
    <style:style style:name="T5" style:family="text">
      <style:text-properties fo:font-style="italic" officeooo:rsid="002eec45" style:font-style-asian="italic" style:font-style-complex="italic"/>
    </style:style>
    <style:style style:name="T6" style:family="text">
      <style:text-properties fo:font-style="italic" officeooo:rsid="00352bf0" style:font-style-asian="italic" style:font-style-complex="italic"/>
    </style:style>
    <style:style style:name="T7" style:family="text">
      <style:text-properties fo:font-style="italic" officeooo:rsid="00388967" style:font-style-asian="italic" style:font-style-complex="italic"/>
    </style:style>
    <style:style style:name="T8" style:family="text">
      <style:text-properties fo:font-style="italic" officeooo:rsid="001950dc" style:font-style-asian="italic" style:font-style-complex="italic"/>
    </style:style>
    <style:style style:name="T9" style:family="text">
      <style:text-properties fo:font-style="italic" fo:font-weight="normal" officeooo:rsid="002e5b58" style:font-style-asian="italic" style:font-weight-asian="normal" style:font-style-complex="italic" style:font-weight-complex="normal"/>
    </style:style>
    <style:style style:name="T10" style:family="text">
      <style:text-properties officeooo:rsid="0022a7e2"/>
    </style:style>
    <style:style style:name="T11" style:family="text">
      <style:text-properties officeooo:rsid="0022e3d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77fa" style:font-weight-asian="bold" style:font-weight-complex="bold"/>
    </style:style>
    <style:style style:name="T14" style:family="text">
      <style:text-properties fo:font-weight="bold" officeooo:rsid="0036050b" style:font-weight-asian="bold" style:font-weight-complex="bold"/>
    </style:style>
    <style:style style:name="T15" style:family="text">
      <style:text-properties fo:font-weight="bold" officeooo:rsid="001afb03" style:font-weight-asian="bold" style:font-weight-complex="bold"/>
    </style:style>
    <style:style style:name="T16" style:family="text">
      <style:text-properties fo:font-weight="bold" officeooo:rsid="00388967" style:font-weight-asian="bold" style:font-weight-complex="bold"/>
    </style:style>
    <style:style style:name="T17" style:family="text">
      <style:text-properties fo:font-weight="bold" officeooo:rsid="003f1ce3" style:font-weight-asian="bold" style:font-weight-complex="bold"/>
    </style:style>
    <style:style style:name="T18" style:family="text">
      <style:text-properties officeooo:rsid="002977fa"/>
    </style:style>
    <style:style style:name="T19" style:family="text">
      <style:text-properties officeooo:rsid="0029e843"/>
    </style:style>
    <style:style style:name="T20" style:family="text">
      <style:text-properties officeooo:rsid="002e5b58"/>
    </style:style>
    <style:style style:name="T21" style:family="text">
      <style:text-properties officeooo:rsid="002eec45"/>
    </style:style>
    <style:style style:name="T22" style:family="text">
      <style:text-properties officeooo:rsid="00307eaf"/>
    </style:style>
    <style:style style:name="T23" style:family="text">
      <style:text-properties officeooo:rsid="0035456e"/>
    </style:style>
    <style:style style:name="T24" style:family="text">
      <style:text-properties officeooo:rsid="0038182f"/>
    </style:style>
    <style:style style:name="T25" style:family="text">
      <style:text-properties officeooo:rsid="0038896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e5b58" style:font-weight-asian="normal" style:font-weight-complex="normal"/>
    </style:style>
    <style:style style:name="T28" style:family="text">
      <style:text-properties officeooo:rsid="003c936e"/>
    </style:style>
    <style:style style:name="T29" style:family="text">
      <style:text-properties officeooo:rsid="003e832f"/>
    </style:style>
    <style:style style:name="T30" style:family="text">
      <style:text-properties officeooo:rsid="003f5403"/>
    </style:style>
    <style:style style:name="T31" style:family="text">
      <style:text-properties officeooo:rsid="00411504"/>
    </style:style>
    <style:style style:name="T32" style:family="text">
      <style:text-properties officeooo:rsid="0045c57c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1950dc"/>
    </style:style>
    <style:style style:name="T35" style:family="text">
      <style:text-properties style:font-name="Liberation Serif" style:text-underline-style="none" fo:font-weight="bold" officeooo:rsid="0043f6e2" style:font-weight-asian="bold" style:font-weight-complex="bold"/>
    </style:style>
    <style:style style:name="T36" style:family="text">
      <style:text-properties style:font-name="Liberation Serif" fo:font-style="italic" style:font-style-asian="italic" style:font-style-complex="italic"/>
    </style:style>
    <style:style style:name="T37" style:family="text">
      <style:text-properties style:font-name="Liberation Serif" fo:font-style="italic" officeooo:rsid="001950dc" style:font-style-asian="italic" style:font-style-complex="italic"/>
    </style:style>
    <style:style style:name="T38" style:family="text">
      <style:text-properties style:font-name="Liberation Serif" fo:font-style="italic" officeooo:rsid="0035456e" style:font-style-asian="italic" style:font-style-complex="italic"/>
    </style:style>
    <style:style style:name="T39" style:family="text">
      <style:text-properties style:font-name="Liberation Serif" fo:font-style="italic" officeooo:rsid="00481d9d" style:font-style-asian="italic" style:font-style-complex="italic"/>
    </style:style>
    <style:style style:name="T40" style:family="text">
      <style:text-properties style:font-name="Liberation Serif" officeooo:rsid="0035456e"/>
    </style:style>
    <style:style style:name="T41" style:family="text">
      <style:text-properties style:font-name="Liberation Serif" officeooo:rsid="0045c57c"/>
    </style:style>
    <style:style style:name="T42" style:family="text">
      <style:text-properties style:font-name="Liberation Serif" officeooo:rsid="004288a5"/>
    </style:style>
    <style:style style:name="T43" style:family="text">
      <style:text-properties style:font-name="Liberation Serif" officeooo:rsid="001c504e"/>
    </style:style>
    <style:style style:name="T44" style:family="text">
      <style:text-properties style:font-name="Liberation Serif" officeooo:rsid="0022e3d6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fo:font-style="normal" style:font-style-asian="normal" style:font-style-complex="normal"/>
    </style:style>
    <style:style style:name="T47" style:family="text">
      <style:text-properties style:font-name="Liberation Serif" fo:font-style="normal" officeooo:rsid="001950dc" style:font-style-asian="normal" style:font-style-complex="normal"/>
    </style:style>
    <style:style style:name="T48" style:family="text">
      <style:text-properties style:font-name="Liberation Serif" fo:font-style="normal" officeooo:rsid="00481d9d" style:font-style-asian="normal" style:font-style-complex="normal"/>
    </style:style>
    <style:style style:name="T49" style:family="text">
      <style:text-properties style:font-name="Liberation Serif" fo:font-style="normal" officeooo:rsid="0048428f" style:font-style-asian="normal" style:font-style-complex="normal"/>
    </style:style>
    <style:style style:name="T50" style:family="text">
      <style:text-properties officeooo:rsid="0047a2af"/>
    </style:style>
    <style:style style:name="T51" style:family="text">
      <style:text-properties officeooo:rsid="0047a2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seño de la API REST</text:p>
      <text:p text:style-name="P1"/>
      <text:p text:style-name="P3"/>
      <text:p text:style-name="P13">Introducción</text:p>
      <text:p text:style-name="P12"/>
      <text:p text:style-name="P3">Los tests estadísticos, <text:span text:style-name="T10">así como la subida y consulta de ficheros </text:span>serán accesibles vía web mediante servicios web en Python y basados en REST.</text:p>
      <text:p text:style-name="P4"/>
      <text:p text:style-name="P4">Los servicios web REST están basados en los siguientes principios:</text:p>
      <text:p text:style-name="P4"/>
      <text:p text:style-name="P4"><text:tab/>- Utilización de métodos HTTP: Por tanto, los métodos a utilizar para la comunicación con los servicios web de los tests podrán ser los típicos de HTTP: GET, POST, DELETE.</text:p>
      <text:p text:style-name="P4"><text:tab/>- Servicios sin estado: Las peticiones a los servicios web de los tests incluirán todos los datos necesarios (petición completa e independiente) para que el servidor no tenga que mantener ningún estado para procesar la petición.</text:p>
      <text:p text:style-name="P4"><text:tab/>- Exposición de URIs (identificador recursos uniforme) con forma de directorios. Por ejemplo, se podrían hacer URIs del estilo:</text:p>
      <text:p text:style-name="P4">http:// localhost:8080/<text:span text:style-name="T1">nombre_test/...</text:span></text:p>
      <text:p text:style-name="P9"/>
      <text:p text:style-name="P2"><text:tab/>El framework web Bottle <text:span text:style-name="T1">permite la implementación de servicios web accesibles mediante una o más URIs. El decorador “route()” asigna una URI a un trozo de código (el propio servicio) en lo que se denomina ruta. El decorador decora a lo que realmente referencia, que es un trozo de código. Cada vez que el navegador llama a una URL especificada con “route()” la función o servicio asociado es llamado y el valor de retorno se envía al navegador. </text:span></text:p>
      <text:p text:style-name="P2"/>
      <text:p text:style-name="P10"><text:tab/>A un mismo servicio se pueden unir tantas URIs como se desean y de este concepto es donde está basado el diseño de la API REST <text:span text:style-name="T10">para este proyecto</text:span>, ya que el diseño de la API estará determinado por los diferentes decoradores o rutas definidos para cada tipo de servicio REST.</text:p>
      <text:p text:style-name="P2"/>
      <text:p text:style-name="P15"><text:span text:style-name="T3">D</text:span><text:span text:style-name="T2">iseño</text:span></text:p>
      <text:p text:style-name="P38"/>
      <text:p text:style-name="P39">Se distinguen dos tipos de servicios en la plataforma: <text:span text:style-name="T30">servicios de subida / consulta de ficheros y servicios de acceso / ejecución de los tests.</text:span></text:p>
      <text:p text:style-name="P38"/>
      <text:p text:style-name="P11"><text:span text:style-name="T17">Servicios de s</text:span><text:span text:style-name="T13">ubida </text:span><text:span text:style-name="T14">y consulta </text:span><text:span text:style-name="T13">de ficheros</text:span><text:span text:style-name="T18">: El primer decorador de la tabla siguiente permite</text:span> la subida y el almacenamiento del contenido de <text:span text:style-name="T22">un fichero</text:span> <text:span text:style-name="T19">en el servidor</text:span>. El método usado es “POST”, ya que se envían datos al servidor <text:span text:style-name="T23">(el fichero) </text:span>y <text:span text:style-name="T22">éste</text:span> devuelve <text:span text:style-name="T31">el resumen HASH del contenido del fichero o error en el caso de que se haya producido algún error en el procesamiento del archivo o éste no se encuentre en el servidor. El segundo decorador, p</text:span>ermite consultar <text:span text:style-name="T18">los datos de </text:span>un fichero en concreto. <text:span text:style-name="T21">Tiene un parámetro de entrada no opcional “</text:span><text:span text:style-name="T5">id_</text:span><text:span text:style-name="T6">fichero</text:span><text:span text:style-name="T5">”</text:span><text:span text:style-name="T21"> (resumen HASH del contenido del fichero). En caso de no existir un fichero con esa clave, se devuelve error. </text:span>El método empleado es “GET”, ya que únicamente se reciben datos del servidor.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8">Decorador</text:p>
          </table:table-cell>
          <table:table-cell table:style-name="Tabla4.A1" office:value-type="string">
            <text:p text:style-name="P28"><text:span text:style-name="T32">Ejemplo </text:span>URI</text:p>
          </table:table-cell>
          <table:table-cell table:style-name="Tabla4.C1" office:value-type="string">
            <text:p text:style-name="P28">Método</text:p>
          </table:table-cell>
        </table:table-row>
        <table:table-row>
          <table:table-cell table:style-name="Tabla4.A2" office:value-type="string">
            <text:p text:style-name="P18">@route('/<text:span text:style-name="T28">fichero</text:span>', method="POST")</text:p>
          </table:table-cell>
          <table:table-cell table:style-name="Tabla4.A2" office:value-type="string">
            <text:p text:style-name="P26">http://localhost:8080/<text:span text:style-name="T29">fichero</text:span></text:p>
          </table:table-cell>
          <table:table-cell table:style-name="Tabla4.C2" office:value-type="string">
            <text:p text:style-name="P25">POST</text:p>
          </table:table-cell>
        </table:table-row>
        <table:table-row>
          <table:table-cell table:style-name="Tabla4.A2" office:value-type="string">
            <text:p text:style-name="P18">@route('/<text:span text:style-name="T29">fichero/&lt;id_fichero&gt;</text:span>', method="<text:span text:style-name="T29">GET</text:span>")</text:p>
          </table:table-cell>
          <table:table-cell table:style-name="Tabla4.A2" office:value-type="string">
            <text:p text:style-name="P23">http://localhost:8080/<text:span text:style-name="T29">fichero/id_fichero</text:span></text:p>
          </table:table-cell>
          <table:table-cell table:style-name="Tabla4.C2" office:value-type="string">
            <text:p text:style-name="P22">GET</text:p>
          </table:table-cell>
        </table:table-row>
      </table:table>
      <text:p text:style-name="P40"><text:span text:style-name="T12"/></text:p>
      <text:p text:style-name="P40"><text:span text:style-name="T12">Acceso y ejecución de tests</text:span>: Estos servicios son los encargados de dar acceso a la ejecución de los tests estadísticos y los que devuelven los datos proporcionados por éstos (en formato JSON) al navegador a través de JQuery. <text:span text:style-name="T24">El método empleado es GET, ya los servicios web de los tests únicamente devuelven datos (resultado de su ejecución).</text:span></text:p>
      <text:p text:style-name="P33"><text:soft-page-break/><text:span text:style-name="T35">- Test de Wilcoxon y tests no paramétricos de ranking</text:span></text:p>
      <text:p text:style-name="P40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7">Decorador</text:p>
          </table:table-cell>
          <table:table-cell table:style-name="Tabla3.A1" office:value-type="string">
            <text:p text:style-name="P27"><text:span text:style-name="T32">Ejemplo </text:span>URI</text:p>
          </table:table-cell>
          <table:table-cell table:style-name="Tabla3.C1" office:value-type="string">
            <text:p text:style-name="P27">Método</text:p>
          </table:table-cell>
        </table:table-row>
        <table:table-row>
          <table:table-cell table:style-name="Tabla3.A2" office:value-type="string">
            <text:p text:style-name="P17">@route('/<text:span text:style-name="T11">nombre/&lt;id_fichero&gt;</text:span>', method="GET") </text:p>
          </table:table-cell>
          <table:table-cell table:style-name="Tabla3.A2" office:value-type="string">
            <text:p text:style-name="P24">http://localhost:8080/<text:span text:style-name="T32">friedman/id_fichero</text:span></text:p>
          </table:table-cell>
          <table:table-cell table:style-name="Tabla3.C2" office:value-type="string">
            <text:p text:style-name="P21">GET</text:p>
          </table:table-cell>
        </table:table-row>
        <table:table-row>
          <table:table-cell table:style-name="Tabla3.A2" office:value-type="string">
            <text:p text:style-name="P17">@route('/<text:span text:style-name="T11">nombre</text:span>/<text:span text:style-name="T19">&lt;id_fichero&gt;/</text:span>&lt;alpha:float&gt;', method="GET") </text:p>
          </table:table-cell>
          <table:table-cell table:style-name="Tabla3.A2" office:value-type="string">
            <text:p text:style-name="P24">http://localhost:8080/<text:span text:style-name="T32">friedman/id_fichero/0.05</text:span></text:p>
          </table:table-cell>
          <table:table-cell table:style-name="Tabla3.C2" office:value-type="string">
            <text:p text:style-name="P21">GET</text:p>
          </table:table-cell>
        </table:table-row>
        <table:table-row>
          <table:table-cell table:style-name="Tabla3.A2" office:value-type="string">
            <text:p text:style-name="P17">@route('/<text:span text:style-name="T11">nombre</text:span>/<text:span text:style-name="T19">&lt;id_fichero&gt;/</text:span>&lt;tipo:int&gt;', method="GET") </text:p>
          </table:table-cell>
          <table:table-cell table:style-name="Tabla3.A2" office:value-type="string">
            <text:p text:style-name="P24">http://localhost:8080/<text:span text:style-name="T32">friedman/id_fichero/0</text:span></text:p>
          </table:table-cell>
          <table:table-cell table:style-name="Tabla3.C2" office:value-type="string">
            <text:p text:style-name="P21">GET</text:p>
          </table:table-cell>
        </table:table-row>
        <table:table-row>
          <table:table-cell table:style-name="Tabla3.A2" office:value-type="string">
            <text:p text:style-name="P17">@route('/<text:span text:style-name="T11">nombre</text:span>/<text:span text:style-name="T19">&lt;id_fichero&gt;/</text:span>&lt;alpha:float&gt;/&lt;tipo:int&gt;', method="GET")</text:p>
          </table:table-cell>
          <table:table-cell table:style-name="Tabla3.A2" office:value-type="string">
            <text:p text:style-name="P24">http://localhost:8080/<text:span text:style-name="T32">friedman/id_fichero/0.05/0</text:span></text:p>
          </table:table-cell>
          <table:table-cell table:style-name="Tabla3.C2" office:value-type="string">
            <text:p text:style-name="P21">GET</text:p>
          </table:table-cell>
        </table:table-row>
      </table:table>
      <text:p text:style-name="P16"/>
      <text:p text:style-name="P7"><text:span text:style-name="T7">nombre</text:span><text:span text:style-name="T25">: </text:span>nombre del test referenciado (p. ej. wilcoxon).</text:p>
      <text:p text:style-name="P6"/>
      <text:p text:style-name="P43">Estos servicios <text:span text:style-name="T20">pueden tener </text:span><text:span text:style-name="T27">(el test de Wilcoxon no tiene decoradores con el parámetro </text:span><text:span text:style-name="T9">tipo</text:span><text:span text:style-name="T27">) </text:span>dos <text:span text:style-name="T12">parámetros</text:span> de entrada cuyos <text:span text:style-name="T26">valores</text:span><text:span text:style-name="T12"> </text:span><text:span text:style-name="T26">son</text:span><text:span text:style-name="T12"> </text:span><text:span text:style-name="T15">opcionales</text:span><text:span text:style-name="T4">:</text:span></text:p>
      <text:p text:style-name="P8"/>
      <text:list xml:id="list5089422252966920166" text:style-name="L1">
        <text:list-item>
          <text:p text:style-name="P34"><text:span text:style-name="T37">alpha</text:span><text:span text:style-name="T47">:</text:span><text:span text:style-name="T34"> nivel de significación.</text:span></text:p>
        </text:list-item>
        <text:list-item>
          <text:p text:style-name="P34"><text:span text:style-name="T37">tipo</text:span><text:span text:style-name="T47">:</text:span><text:span text:style-name="T34"> problema de minimización / maximización.</text:span></text:p>
        </text:list-item>
      </text:list>
      <text:p text:style-name="P5"/>
      <text:p text:style-name="P41">Su valor por defecto es 0.05 para alpha (probabilidad de error tipo 1 típica) y 0 (por defecto indica que el problema se trata de minimización. 1 indicaría maximización).</text:p>
      <text:p text:style-name="P5"/>
      <text:p text:style-name="P20"><text:span text:style-name="T32">También</text:span> <text:span text:style-name="T25">existe un </text:span><text:span text:style-name="T16">parámetro</text:span><text:span text:style-name="T25"> </text:span><text:span text:style-name="T12">no opcional</text:span>:</text:p>
      <text:p text:style-name="P20"/>
      <text:list xml:id="list4572934319266873386" text:style-name="L2">
        <text:list-item>
          <text:p text:style-name="P35"><text:span text:style-name="T38">id_fichero</text:span><text:span text:style-name="T40">: </text:span><text:span text:style-name="T41">resumen</text:span><text:span text:style-name="T40"> HASH del </text:span><text:span text:style-name="T41">contenido del </text:span><text:span text:style-name="T40">fichero que identifica al mismo </text:span><text:span text:style-name="T42">inequívocamente.</text:span></text:p>
        </text:list-item>
      </text:list>
      <text:p text:style-name="P45"/>
      <text:p text:style-name="P47">- Test<text:span text:style-name="T50">s de comparación POST-HOC</text:span></text:p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9">Decorador</text:p>
          </table:table-cell>
          <table:table-cell table:style-name="Tabla1.A1" office:value-type="string">
            <text:p text:style-name="P29"><text:span text:style-name="T32">Ejemplo </text:span>URI</text:p>
          </table:table-cell>
          <table:table-cell table:style-name="Tabla1.C1" office:value-type="string">
            <text:p text:style-name="P29">Método</text:p>
          </table:table-cell>
        </table:table-row>
        <table:table-row>
          <table:table-cell table:style-name="Tabla1.A2" office:value-type="string">
            <text:p text:style-name="P50"><text:span text:style-name="T43">@route('/</text:span><text:span text:style-name="T44">nombre/</text:span>&lt;test_principal&gt;/&lt;nombres&gt;/&lt;ranking&gt;/&lt;n:int&gt;<text:span text:style-name="T43">', method="GET") </text:span></text:p>
          </table:table-cell>
          <table:table-cell table:style-name="Tabla1.A2" office:value-type="string">
            <text:p text:style-name="P30">http://localhost:8080/<text:span text:style-name="T51">holm/quade/alg1,alg2,algo3/0.1,0.2,0.4/5</text:span></text:p>
          </table:table-cell>
          <table:table-cell table:style-name="Tabla1.C2" office:value-type="string">
            <text:p text:style-name="P32">GET</text:p>
          </table:table-cell>
        </table:table-row>
        <table:table-row>
          <table:table-cell table:style-name="Tabla1.A2" office:value-type="string">
            <text:p text:style-name="P50"><text:span text:style-name="T43">@route('/</text:span><text:span text:style-name="T44">nombre</text:span><text:span text:style-name="T43">/</text:span>&lt;test_principal&gt;/&lt;nombres&gt;/&lt;ranking&gt;/&lt;n:int&gt;/&lt;alpha:float&gt;<text:span text:style-name="T43">', method="GET") </text:span></text:p>
          </table:table-cell>
          <table:table-cell table:style-name="Tabla1.A2" office:value-type="string">
            <text:p text:style-name="P31">http://localhost:8080/<text:span text:style-name="T51">holm/quade/alg1,alg2,algo3/0.1,0.2,0.4/10/0.05</text:span></text:p>
          </table:table-cell>
          <table:table-cell table:style-name="Tabla1.C2" office:value-type="string">
            <text:p text:style-name="P32">GET</text:p>
          </table:table-cell>
        </table:table-row>
      </table:table>
      <text:p text:style-name="P49"/>
      <text:p text:style-name="P44"><text:span text:style-name="T7">nombre</text:span><text:span text:style-name="T25">: </text:span>nombre del test referenciado (p. ej. <text:span text:style-name="T51">bonferroni-dunn)</text:span>.</text:p>
      <text:p text:style-name="P44"/>
      <text:p text:style-name="P48">Estos servicios tienen un <text:span text:style-name="T12">parámetro opcional</text:span>:</text:p>
      <text:p text:style-name="P48"><text:span text:style-name="T8"/></text:p>
      <text:list xml:id="list7230220583928328565" text:style-name="L3">
        <text:list-item>
          <text:p text:style-name="P37"><text:span text:style-name="T37">alpha</text:span><text:span text:style-name="T47">:</text:span><text:span text:style-name="T34"> nivel de significación.</text:span></text:p>
        </text:list-item>
      </text:list>
      <text:p text:style-name="P36"><text:span text:style-name="T34"/></text:p>
      <text:p text:style-name="P51"><text:span text:style-name="T33">Los </text:span><text:span text:style-name="T45">parámetros no opcionales</text:span><text:span text:style-name="T33"> son los siguientes:</text:span></text:p>
      <text:p text:style-name="P51"><text:span text:style-name="T33"/></text:p>
      <text:list xml:id="list3905232796372983326" text:style-name="L4">
        <text:list-item>
          <text:p text:style-name="P52"><text:span text:style-name="T37">t</text:span><text:span text:style-name="T36">est_principal</text:span><text:span text:style-name="T46">:</text:span><text:span text:style-name="T36"> </text:span><text:span text:style-name="T46">test no paramétrico de ranking aplicado con el que se obtuvieron los rankings.</text:span></text:p>
        </text:list-item>
        <text:list-item>
          <text:p text:style-name="P52"><text:span text:style-name="T36">nombres</text:span><text:span text:style-name="T46">: string que contiene el ranking de los nombres de los algoritmos separados por comas.</text:span></text:p>
        </text:list-item>
        <text:list-item>
          <text:p text:style-name="P53"><text:span text:style-name="T39">ranking</text:span><text:span text:style-name="T46">: string que contiene el ranking </text:span><text:span text:style-name="T48">de valores obtenidos por</text:span><text:span text:style-name="T46"> los algoritmos separados por comas.</text:span></text:p>
        </text:list-item>
        <text:list-item>
          <text:p text:style-name="P53"><text:span text:style-name="T39">n</text:span><text:span text:style-name="T46">: </text:span><text:span text:style-name="T48">número de conjuntos de datos </text:span><text:span text:style-name="T49">sobre el que se aplican los tes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24:25.218955001</meta:creation-date>
    <dc:date>2014-03-26T00:53:24.226000000</dc:date>
    <meta:editing-duration>PT2H45M45S</meta:editing-duration>
    <meta:editing-cycles>29</meta:editing-cycles>
    <meta:generator>LibreOffice/4.1.4.2$Windows_x86 LibreOffice_project/0a0440ccc0227ad9829de5f46be37cfb6edcf72</meta:generator>
    <meta:document-statistic meta:table-count="3" meta:image-count="0" meta:object-count="0" meta:page-count="2" meta:paragraph-count="64" meta:word-count="705" meta:character-count="4933" meta:non-whitespace-character-count="4289"/>
  </office:meta>
</office:document-meta>
</file>